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QUITTO</text:p>
      <text:p text:style-name="P1"/>
      <text:list xml:id="list1205165221370078882" text:style-name="L1">
        <text:list-item>
          <text:p text:style-name="P2">Téléchargement</text:p>
        </text:list-item>
      </text:list>
      <text:p text:style-name="P1"><text:tab/><text:a xlink:type="simple" xlink:href="https://mosquitto.org/download/" text:style-name="Internet_20_link" text:visited-style-name="Visited_20_Internet_20_Link">https://mosquitto.org/download/</text:a></text:p>
      <text:list xml:id="list38784596" text:continue-numbering="true" text:style-name="L1">
        <text:list-header>
          <text:p text:style-name="P2"/>
        </text:list-header>
        <text:list-item>
          <text:p text:style-name="P2">Installation</text:p>
          <text:p text:style-name="P2">version 32bits car la version 64bits a posé quelques problèmes de copie de fichiers.</text:p>
        </text:list-item>
      </text:list>
      <text:p text:style-name="P1"/>
      <text:list xml:id="list38779003" text:continue-numbering="true" text:style-name="L1">
        <text:list-item>
          <text:p text:style-name="P2">Test (Publisher et Subscriber) en ligne de command et Broker distant (test.mosquitto.org)</text:p>
          <text:p text:style-name="P2"/>
        </text:list-item>
        <text:list-item>
          <text:p text:style-name="P2">Test avec d'autre broker</text:p>
          <text:p text:style-name="P2"/>
          <text:p text:style-name="P2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 NORODINE</meta:initial-creator>
    <meta:creation-date>2021-01-24T15:12:45.01</meta:creation-date>
    <dc:date>2021-01-24T18:55:11.55</dc:date>
    <meta:editing-duration>PT19M13S</meta:editing-duration>
    <meta:editing-cycles>8</meta:editing-cycles>
    <meta:generator>OpenOffice/4.1.7$Win32 OpenOffice.org_project/417m1$Build-9800</meta:generator>
    <dc:creator>Michel NORODINE</dc:creator>
    <meta:document-statistic meta:table-count="0" meta:image-count="0" meta:object-count="0" meta:page-count="1" meta:paragraph-count="7" meta:word-count="38" meta:character-count="272"/>
  </office:meta>
</office:document-meta>
</file>